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clusionMBeanInfoAssemblerCombo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ExclusionMBeanInfoAssemblerCombo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Combo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ExclusionMBeanInfoAssemblerCombo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Combo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Combo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ComboTests.testNickName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